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public-property-virgin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public-property-virgin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5">
            <text:p>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9">
            <text:p>2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28">
            <text:p>5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12">
            <text:p>48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49">
            <text:p>77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6">
            <text:p>14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9">
            <text:p>40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">
            <text:p>1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7">
            <text:p>8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8">
            <text:p>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7">
            <text:p>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37">
            <text:p>8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">
            <text:p>9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46">
            <text:p>28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4">
            <text:p>4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3">
            <text:p>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50">
            <text:p>90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1">
            <text:p>1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41">
            <text:p>37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7">
            <text:p>4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46">
            <text:p>68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802">
            <text:p>2080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92">
            <text:p>3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3">
            <text:p>43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7">
            <text:p>7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8">
            <text:p>1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24">
            <text:p>2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9">
            <text:p>1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51">
            <text:p>2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3">
            <text:p>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">
            <text:p>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94">
            <text:p>48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93">
            <text:p>3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852">
            <text:p>8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703">
            <text:p>17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9">
            <text:p>788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92">
            <text:p>4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4">
            <text:p>4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5">
            <text:p>23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33">
            <text:p>49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1">
            <text:p>1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29">
            <text:p>14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24">
            <text:p>8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37">
            <text:p>2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public-property-virgini" style:display-name="PageStyle_arrests-public-property-virgin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